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4ed1" officeooo:paragraph-rsid="00154ed1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ttention !</text:span> Tant que toutes les autorisations de diffusion ne seront pas toutes signées, la mise en place de Scolnet ne pourra avoir lieu.</text:p>
      <text:p text:style-name="P1"/>
      <text:p text:style-name="P1">Cordialement</text:p>
      <text:p text:style-name="P1"/>
      <text:p text:style-name="P1">Sabrina Agnellini</text:p>
      <text:p text:style-name="P1"><text:span text:style-name="T1">Attention !</text:span> Tant que toutes les autorisations de diffusion ne seront pas toutes signées, la mise en place de Scolnet ne pourra avoir lieu.</text:p>
      <text:p text:style-name="P1"/>
      <text:p text:style-name="P1">Cordialement</text:p>
      <text:p text:style-name="P1"/>
      <text:p text:style-name="P1">Sabrina Agnellini</text:p>
      <text:p text:style-name="P1"><text:span text:style-name="T1">Attention !</text:span> Tant que toutes les autorisations de diffusion ne seront pas toutes signées, la mise en place de Scolnet ne pourra avoir lieu.</text:p>
      <text:p text:style-name="P1"/>
      <text:p text:style-name="P1">Cordialement</text:p>
      <text:p text:style-name="P1"/>
      <text:p text:style-name="P1">Sabrina Agnellini</text:p>
      <text:p text:style-name="P1"><text:span text:style-name="T1">Attention !</text:span> Tant que toutes les autorisations de diffusion ne seront pas toutes signées, la mise en place de Scolnet ne pourra avoir lieu.</text:p>
      <text:p text:style-name="P1"/>
      <text:p text:style-name="P1">Cordialement</text:p>
      <text:p text:style-name="P1"/>
      <text:p text:style-name="P1">Sabrina Agnellini</text:p>
      <text:p text:style-name="P1"><text:span text:style-name="T1">Attention !</text:span> Tant que toutes les autorisations de diffusion ne seront pas toutes signées, la mise en place de Scolnet ne pourra avoir lieu.</text:p>
      <text:p text:style-name="P1"/>
      <text:p text:style-name="P1">Cordialement</text:p>
      <text:p text:style-name="P1"/>
      <text:p text:style-name="P1">Sabrina Agnellini</text:p>
      <text:p text:style-name="P1"><text:span text:style-name="T1">Attention !</text:span> Tant que toutes les autorisations de diffusion ne seront pas toutes signées, la mise en place de Scolnet ne pourra avoir lieu.</text:p>
      <text:p text:style-name="P1"/>
      <text:p text:style-name="P1">Cordialement</text:p>
      <text:p text:style-name="P1"/>
      <text:p text:style-name="P1">Sabrina Agnellini</text:p>
      <text:p text:style-name="P1"><text:span text:style-name="T1">Attention !</text:span> Tant que toutes les autorisations de diffusion ne seront pas toutes signées, la mise en place de Scolnet ne pourra avoir lieu.</text:p>
      <text:p text:style-name="P1"/>
      <text:p text:style-name="P1">Cordialement</text:p>
      <text:p text:style-name="P1"/>
      <text:p text:style-name="P1">Sabrina Agnellini</text:p>
      <text:p text:style-name="P1"><text:span text:style-name="T1">Attention !</text:span> Tant que toutes les autorisations de diffusion ne seront pas toutes signées, la mise en place de Scolnet ne pourra avoir lieu.</text:p>
      <text:p text:style-name="P1"/>
      <text:p text:style-name="P1">Cordialement</text:p>
      <text:p text:style-name="P1"/>
      <text:p text:style-name="P1">Sabrina Agnellini</text:p>
      <text:p text:style-name="P1"><text:span text:style-name="T1">Attention !</text:span> Tant que toutes les autorisations de diffusion ne seront pas toutes signées, la mise en place de Scolnet ne pourra avoir lieu.</text:p>
      <text:p text:style-name="P1"/>
      <text:p text:style-name="P1">Cordialement</text:p>
      <text:p text:style-name="P1"><text:soft-page-break/></text:p>
      <text:p text:style-name="P1">Sabrina Agnellini</text:p>
      <text:p text:style-name="P1"><text:span text:style-name="T1">Attention !</text:span> Tant que toutes les autorisations de diffusion ne seront pas toutes signées, la mise en place de Scolnet ne pourra avoir lieu.</text:p>
      <text:p text:style-name="P1"/>
      <text:p text:style-name="P1">Cordialement</text:p>
      <text:p text:style-name="P1"/>
      <text:p text:style-name="P1">Sabrina Agnellini</text:p>
      <text:p text:style-name="P1"><text:span text:style-name="T1">Attention !</text:span> Tant que toutes les autorisations de diffusion ne seront pas toutes signées, la mise en place de Scolnet ne pourra avoir lieu.</text:p>
      <text:p text:style-name="P1"/>
      <text:p text:style-name="P1">Cordialement</text:p>
      <text:p text:style-name="P1"/>
      <text:p text:style-name="P1">Sabrina Agnellini</text:p>
      <text:p text:style-name="P1"><text:span text:style-name="T1">Attention !</text:span> Tant que toutes les autorisations de diffusion ne seront pas toutes signées, la mise en place de Scolnet ne pourra avoir lieu.</text:p>
      <text:p text:style-name="P1"/>
      <text:p text:style-name="P1">Cordialement</text:p>
      <text:p text:style-name="P1"/>
      <text:p text:style-name="P1">Sabrina Agnellini</text:p>
      <text:p text:style-name="P1"><text:span text:style-name="T1">Attention !</text:span> Tant que toutes les autorisations de diffusion ne seront pas toutes signées, la mise en place de Scolnet ne pourra avoir lieu.</text:p>
      <text:p text:style-name="P1"/>
      <text:p text:style-name="P1">Cordialement</text:p>
      <text:p text:style-name="P1"/>
      <text:p text:style-name="P1">Sabrina Agnellini</text:p>
      <text:p text:style-name="P1"><text:span text:style-name="T1">Attention !</text:span> Tant que toutes les autorisations de diffusion ne seront pas toutes signées, la mise en place de Scolnet ne pourra avoir lieu.</text:p>
      <text:p text:style-name="P1"/>
      <text:p text:style-name="P1">Cordialement</text:p>
      <text:p text:style-name="P1"/>
      <text:p text:style-name="P1">Sabrina Agnellini</text:p>
      <text:p text:style-name="P1"><text:span text:style-name="T1">Attention !</text:span> Tant que toutes les autorisations de diffusion ne seront pas toutes signées, la mise en place de Scolnet ne pourra avoir lieu.</text:p>
      <text:p text:style-name="P1"/>
      <text:p text:style-name="P1">Cordialement</text:p>
      <text:p text:style-name="P1"/>
      <text:p text:style-name="P1">Sabrina Agnellini</text:p>
      <text:p text:style-name="P1"><text:span text:style-name="T1">Attention !</text:span> Tant que toutes les autorisations de diffusion ne seront pas toutes signées, la mise en place de Scolnet ne pourra avoir lieu.</text:p>
      <text:p text:style-name="P1"/>
      <text:p text:style-name="P1">Cordialement</text:p>
      <text:p text:style-name="P1"/>
      <text:p text:style-name="P1">Sabrina Agnellini</text:p>
      <text:p text:style-name="P1"><text:span text:style-name="T1">Attention !</text:span> Tant que toutes les autorisations de diffusion ne seront pas toutes signées, la mise en place de Scolnet ne pourra avoir lieu.</text:p>
      <text:p text:style-name="P1"/>
      <text:p text:style-name="P1">Cordialement</text:p>
      <text:p text:style-name="P1"/>
      <text:p text:style-name="P1">Sabrina Agnellin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8:19:23.775000000</meta:creation-date>
    <meta:print-date>2018-12-07T08:31:23.042000000</meta:print-date>
    <dc:date>2018-12-07T08:38:03.587000000</dc:date>
    <meta:editing-duration>PT8M29S</meta:editing-duration>
    <meta:editing-cycles>1</meta:editing-cycles>
    <meta:generator>LibreOffice/5.3.7.2$Windows_X86_64 LibreOffice_project/6b8ed514a9f8b44d37a1b96673cbbdd077e24059</meta:generator>
    <meta:document-statistic meta:table-count="0" meta:image-count="0" meta:object-count="0" meta:page-count="2" meta:paragraph-count="51" meta:word-count="459" meta:character-count="2839" meta:non-whitespace-character-count="2431"/>
  </office:meta>
</office:document-meta>
</file>